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AM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emps acq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p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ts</text:p>
          </table:table-cell>
          <table:table-cell table:formula="of:=[.F17]*[.F16]" office:value-type="float" office:value="10800" calcext:value-type="float">
            <text:p>10800</text:p>
          </table:table-cell>
          <table:table-cell office:value-type="string" calcext:value-type="string">
            <text:p>p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ytes</text:p>
          </table:table-cell>
          <table:table-cell table:formula="of:=2*[.F18]" office:value-type="float" office:value="21600" calcext:value-type="float">
            <text:p>21600</text:p>
          </table:table-cell>
          <table:table-cell office:value-type="string" calcext:value-type="string">
            <text:p>bytes/lign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B/img</text:p>
          </table:table-cell>
          <table:table-cell table:formula="of:=80*[.F19]" office:value-type="float" office:value="1728000" calcext:value-type="float">
            <text:p>1728000</text:p>
          </table:table-cell>
          <table:table-cell office:value-type="string" calcext:value-type="string">
            <text:p>b/im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tal img/RAM</text:p>
          </table:table-cell>
          <table:table-cell table:formula="of:=[.F14]/([.F20]/1000000)" office:value-type="float" office:value="4.62962962962963" calcext:value-type="float">
            <text:p>4.62962962962963</text:p>
          </table:table-cell>
          <table:table-cell office:value-type="string" calcext:value-type="string">
            <text:p>im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55:34.109149937</meta:creation-date>
    <dc:date>2024-02-16T22:07:18.252880298</dc:date>
    <meta:editing-duration>PT1H1M34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